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.55cm" fo:min-width="1.5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штрих-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18cm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.252cm"/>
    </style:style>
    <style:style style:name="gr10" style:family="graphic" style:parent-style-name="standard">
      <style:graphic-properties draw:stroke="none" draw:fill="none" fo:min-height="0.518cm"/>
    </style:style>
    <style:style style:name="gr11" style:family="graphic" style:parent-style-name="standard">
      <style:graphic-properties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Black_20_45_20_Degrees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none" draw:fill-color="#ffffff"/>
      <style:text-properties style:font-name="Bitstream Chart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/>
      <style:paragraph-properties fo:margin-top="0.42cm" fo:margin-bottom="0.35cm"/>
      <style:text-properties style:font-name="Bitstream Charter" fo:font-size="12pt" fo:font-style="italic" style:font-size-asian="10pt" style:font-size-complex="10pt"/>
    </style:style>
    <style:style style:name="P9" style:family="paragraph">
      <style:paragraph-properties fo:text-align="center"/>
    </style:style>
    <style:style style:name="T1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font-name="Bitstream Charter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style:font-name="Bitstream Charter" fo:font-size="12pt" fo:font-style="italic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2cm" svg:x2="4cm" svg:y2="2cm">
          <text:p/>
        </draw:line>
        <draw:custom-shape draw:style-name="gr2" draw:text-style-name="P2" draw:layer="layout" svg:width="2cm" svg:height="0.8cm" svg:x="2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3cm" svg:x2="3.7cm" svg:y2="2cm">
          <text:p/>
        </draw:line>
        <draw:line draw:style-name="gr3" draw:text-style-name="P1" draw:layer="layout" svg:x1="3cm" svg:y1="3cm" svg:x2="2.3cm" svg:y2="2cm">
          <text:p/>
        </draw:line>
        <draw:line draw:style-name="gr4" draw:text-style-name="P1" draw:layer="layout" svg:x1="3cm" svg:y1="3.1cm" svg:x2="3cm" svg:y2="8cm">
          <text:p/>
        </draw:line>
        <draw:line draw:style-name="gr3" draw:text-style-name="P1" draw:layer="layout" svg:x1="3.6cm" svg:y1="5.8cm" svg:x2="3cm" svg:y2="3cm">
          <text:p/>
        </draw:line>
        <draw:line draw:style-name="gr3" draw:text-style-name="P1" draw:layer="layout" svg:x1="5.6cm" svg:y1="7.3cm" svg:x2="3.6cm" svg:y2="5.8cm">
          <text:p/>
        </draw:line>
        <draw:custom-shape draw:style-name="gr5" draw:text-style-name="P3" draw:layer="layout" svg:width="0.206cm" svg:height="0.206cm" svg:x="3.495cm" svg:y="5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6cm" svg:y1="5.9cm" svg:x2="3.6cm" svg:y2="8cm">
          <text:p/>
        </draw:line>
        <draw:polyline draw:style-name="gr3" draw:text-style-name="P1" draw:layer="layout" svg:width="5.023cm" svg:height="0.5cm" draw:transform="rotate (2.0943951023932) translate (5.37445215806427cm 7.43022010725673cm)" svg:viewBox="0 0 5024 501" draw:points="0,260 783,251 983,0 1383,501 1783,0 2183,501 2583,0 2982,501 3383,0 3783,501 4184,0 4383,251 5024,159">
          <text:p/>
        </draw:polyline>
        <draw:custom-shape draw:style-name="gr5" draw:text-style-name="P3" draw:layer="layout" svg:width="0.206cm" svg:height="0.206cm" svg:x="5.501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06cm" svg:height="0.206cm" svg:x="2.902cm" svg:y="2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442cm" svg:height="0.252cm" draw:transform="rotate (-0.321664181142556) translate (3.07996718070012cm 5.16002936974117cm)" svg:viewBox="0 0 443 253" svg:d="M0 253c190-63 379-127 443-253">
          <text:p/>
        </draw:path>
        <draw:frame draw:style-name="gr7" draw:text-style-name="P4" draw:layer="layout" svg:width="0.803cm" svg:height="0.768cm" svg:x="2.297cm" svg:y="2.632cm">
          <draw:text-box>
            <text:p><text:span text:style-name="T1">O</text:span></text:p>
          </draw:text-box>
        </draw:frame>
        <draw:frame draw:style-name="gr8" draw:text-style-name="P4" draw:layer="layout" svg:width="0.76cm" svg:height="0.768cm" svg:x="3.497cm" svg:y="5.2cm">
          <draw:text-box>
            <text:p><text:span text:style-name="T1">A</text:span></text:p>
          </draw:text-box>
        </draw:frame>
        <draw:frame draw:style-name="gr9" draw:text-style-name="P5" draw:layer="layout" svg:width="0.752cm" svg:height="0.768cm" svg:x="5.4cm" svg:y="6.532cm">
          <draw:text-box>
            <text:p><text:span text:style-name="T2">B</text:span></text:p>
          </draw:text-box>
        </draw:frame>
        <draw:frame draw:style-name="gr10" draw:text-style-name="P7" draw:layer="layout" svg:width="0.752cm" svg:height="0.768cm" svg:x="3.548cm" svg:y="6.3cm">
          <draw:text-box>
            <text:p text:style-name="P6"><text:span text:style-name="T1">ψ</text:span></text:p>
          </draw:text-box>
        </draw:frame>
        <draw:frame draw:style-name="gr10" draw:text-style-name="P8" draw:layer="layout" svg:width="0.731cm" svg:height="0.768cm" svg:x="2.869cm" svg:y="5.232cm">
          <draw:text-box>
            <text:p text:style-name="P6"><text:span text:style-name="T3">φ</text:span></text:p>
          </draw:text-box>
        </draw:frame>
        <draw:circle draw:style-name="gr11" draw:text-style-name="P9" draw:layer="layout" svg:width="1.5cm" svg:height="1.5cm" svg:x="2.9cm" svg:y="5cm" draw:kind="arc" draw:start-angle="266.17" draw:end-angle="317.2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0:52:19.075276259</meta:creation-date>
    <dc:date>2017-06-26T12:28:15.287061817</dc:date>
    <meta:editing-duration>PT21M29S</meta:editing-duration>
    <meta:editing-cycles>10</meta:editing-cycles>
    <meta:generator>LibreOffice/5.1.6.2$Linux_X86_64 LibreOffice_project/10m0$Build-2</meta:generator>
    <meta:document-statistic meta:object-count="19"/>
  </office:meta>
</office:document-meta>
</file>